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293.6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CTheremi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MCTheremin BOM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 nF ceramic disc capacito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 nF ceramic disc capacito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 nF ceramic disc capacito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 nF ceramic disc capacitor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 uF <text:s/>ceramic disc capacitor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 uF radial electrolytic capacitor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 nF ceramic disc capacitor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33 pF ceramic disc capacitor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68 pF ceramic disc capacitor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 uF <text:s/>radial electrolytic capacitor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 nF ceramic disc capacitor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220 uF radial electrolytic capacitor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220 uF radial electrolytic capacitor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 nF ceramic disc capacitor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 nF ceramic disc capacitor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 nF ceramic disc capacitor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0 nF ceramic disc capacitor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 nF ceramic disc capacitor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0 nF ceramic disc capacitor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arrel_Jack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2 position terminal block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1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1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2 position terminal block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2 position terminal block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1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1x01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_01x01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2 position terminal block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Conn_01x01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Conn_01x01</text:p>
          </table:table-cell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Conn_01x01</text:p>
          </table:table-cell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Conn_01x01</text:p>
          </table:table-cell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Conn_01x01</text:p>
          </table:table-cell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Conn_01x01</text:p>
          </table:table-cell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2 position terminal block</text:p>
          </table:table-cell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Conn_01x01</text:p>
          </table:table-cell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4 pin 2.54 mm spacing header</text:p>
          </table:table-cell>
        </table:table-row>
        <table:table-row table:style-name="ro1">
          <table:table-cell office:value-type="string" calcext:value-type="string">
            <text:p>J20</text:p>
          </table:table-cell>
          <table:table-cell office:value-type="string" calcext:value-type="string">
            <text:p>4 pin 2.54 mm spacing header</text:p>
          </table:table-cell>
        </table:table-row>
        <table:table-row table:style-name="ro1">
          <table:table-cell office:value-type="string" calcext:value-type="string">
            <text:p>J21</text:p>
          </table:table-cell>
          <table:table-cell office:value-type="string" calcext:value-type="string">
            <text:p>2 position terminal block</text:p>
          </table:table-cell>
        </table:table-row>
        <table:table-row table:style-name="ro1">
          <table:table-cell office:value-type="string" calcext:value-type="string">
            <text:p>J22</text:p>
          </table:table-cell>
          <table:table-cell office:value-type="string" calcext:value-type="string">
            <text:p>2 position terminal block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3 pin 2.54 mm spacing header</text:p>
          </table:table-cell>
        </table:table-row>
        <table:table-row table:style-name="ro1">
          <table:table-cell office:value-type="string" calcext:value-type="string">
            <text:p>OP1</text:p>
          </table:table-cell>
          <table:table-cell office:value-type="string" calcext:value-type="string">
            <text:p>IFE97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k ¼ watt resistor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0R ¼ watt resistor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.8k ¼ watt resistor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.8k ¼ watt resistor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V2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V3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V4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V5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6 mm PCB pushbutton normally open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6 mm PCB pushbutton normally open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74HC04 DIP-14 package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CP4921 DIP-8 package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LM7805 TO-220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M386 DIP-8 package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LM358 DIP-8 package</text:p>
          </table:table-cell>
        </table:table-row>
        <table:table-row table:style-name="ro1">
          <table:table-cell office:value-type="string" calcext:value-type="string">
            <text:p>UB1</text:p>
          </table:table-cell>
          <table:table-cell office:value-type="string" calcext:value-type="string">
            <text:p>BLUEPILL STM32F103C8T6 board (two header socket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/00/0000</text:date>, <text:time style:data-style-name="N2" text:time-value="01:49:24.6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7T01:49:30.459000000</dc:date>
    <meta:editing-duration>PT4M48S</meta:editing-duration>
    <meta:editing-cycles>3</meta:editing-cycles>
    <meta:generator>LibreOffice/5.4.0.3$Windows_x86 LibreOffice_project/7556cbc6811c9d992f4064ab9287069087d7f62c</meta:generator>
    <meta:document-statistic meta:table-count="1" meta:cell-count="182" meta:object-count="0"/>
  </office:meta>
</office:document-meta>
</file>